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line-height-at-least="0.1563in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style:font-name="Lucida Console1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 style:list-style-name="L8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style:font-name="Lucida Console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 style:list-style-name="L8">
      <style:paragraph-properties fo:margin-top="0in" fo:margin-bottom="0in" style:line-height-at-least="0.1563in" fo:text-align="start" style:justify-single-word="false" fo:orphans="2" fo:widows="2" fo:padding="0in" fo:border="none"/>
      <style:text-properties fo:font-variant="normal" fo:text-transform="none" fo:color="#000000" style:font-name="Lucida Console1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style:font-name="Lucida Console1" fo:font-size="10pt" fo:letter-spacing="normal" style:font-size-asian="10pt" style:font-size-complex="10pt"/>
    </style:style>
    <style:style style:name="P6" style:family="paragraph" style:parent-style-name="Preformatted_20_Text" style:list-style-name="L8">
      <style:paragraph-properties fo:margin-top="0in" fo:margin-bottom="0in" style:line-height-at-least="0.1563in" fo:text-align="start" style:justify-single-word="false" fo:orphans="2" fo:widows="2" fo:padding="0in" fo:border="none"/>
      <style:text-properties fo:font-variant="normal" fo:text-transform="none" fo:color="#000000" style:font-name="Lucida Console1" fo:font-size="10pt" fo:letter-spacing="normal" style:font-size-asian="10pt" style:font-size-complex="10pt"/>
    </style:style>
    <style:style style:name="P7" style:family="paragraph" style:parent-style-name="Preformatted_20_Text" style:list-style-name="L8">
      <style:paragraph-properties fo:margin-top="0in" fo:margin-bottom="0in" style:line-height-at-least="0.1563in" fo:orphans="2" fo:widows="2" fo:padding="0in" fo:border="none"/>
    </style:style>
    <style:style style:name="P8" style:family="paragraph" style:parent-style-name="Standard">
      <style:text-properties style:font-name="Lucida Console1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ucida Console1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ucida Console1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ucida Console1" fo:font-size="10pt" style:font-size-asian="10pt" style:font-size-complex="10pt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style:font-name="Lucida Console1"/>
    </style:style>
    <style:style style:name="T3" style:family="text">
      <style:text-properties fo:font-variant="normal" fo:text-transform="none" fo:color="#000000" style:font-name="Lucida Console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ff" fo:letter-spacing="normal" fo:font-style="normal" fo:font-weight="normal"/>
    </style:style>
    <style:style style:name="T5" style:family="text">
      <style:text-properties fo:font-variant="normal" fo:text-transform="none" fo:color="#0000ff" style:font-name="Lucida Console1" fo:font-size="10pt" fo:letter-spacing="normal" fo:font-style="normal" fo:font-weight="normal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9in" fo:text-indent="-0.25in" fo:margin-left="0.58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9in" fo:text-indent="-0.25in" fo:margin-left="0.833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9in" fo:text-indent="-0.25in" fo:margin-left="1.08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9in" fo:text-indent="-0.25in" fo:margin-left="1.333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9in" fo:text-indent="-0.25in" fo:margin-left="1.5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9in" fo:text-indent="-0.25in" fo:margin-left="1.833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9in" fo:text-indent="-0.25in" fo:margin-left="2.08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9in" fo:text-indent="-0.25in" fo:margin-left="2.333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9in" fo:text-indent="-0.25in" fo:margin-left="2.58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9in" fo:text-indent="-0.25in" fo:margin-left="2.8339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de Book - Tidy Data</text:p>
      <text:p text:style-name="P9"/>
      <text:p text:style-name="P11">The data was collected as part of an experiment with a group of 30 volunteers. Each person performed six activities ((WALKING, WALKING_UPSTAIRS, WALKING_DOWNSTAIRS, SITTING, STANDING, LAYING) wearing a smartphone (Samsung Galaxy S II) on the waist. The embedded accelerometer and gyroscope was used to capture the data.</text:p>
      <text:p text:style-name="P10"/>
      <text:p text:style-name="P1"><text:span text:style-name="T5">Variables in Tidy Data</text:span></text:p>
      <text:list xml:id="list3992645124587666933" text:style-name="L8">
        <text:list-item>
          <text:p text:style-name="P6"><text:span text:style-name="T1">subject <text:s/>: an identifier of the subject who carried out the experiment (Range - 1:30)</text:span></text:p>
        </text:list-item>
        <text:list-item>
          <text:p text:style-name="P7"><text:span text:style-name="T3">activity : the activity labels for activity performed (Range - 1:6) <text:s/><text:tab/></text:span></text:p>
        </text:list-item>
        <text:list-item>
          <text:p text:style-name="P6"><text:span text:style-name="T1">activity_name : name of activity carried out - WALKING, WALKING_UPSTAIRS, WALKING_DOWNSTAIRS, SITTING, STANDING, LAYING <text:s text:c="15"/></text:span></text:p>
        </text:list-item>
        <text:list-item>
          <text:p text:style-name="P6"><text:span text:style-name="T1"><text:s/>tBodyAcc.mean...X <text:s text:c="10"/></text:span></text:p>
        </text:list-item>
        <text:list-item>
          <text:p text:style-name="P6"><text:span text:style-name="T1"><text:s/>tBodyAcc.mean...Y <text:s text:c="9"/></text:span></text:p>
        </text:list-item>
        <text:list-item>
          <text:p text:style-name="P6"><text:s/><text:span text:style-name="T1">tBodyAcc.mean...Z <text:s text:c="10"/></text:span></text:p>
        </text:list-item>
        <text:list-item>
          <text:p text:style-name="P6"><text:span text:style-name="T1"><text:s/>tBodyAcc.std...X <text:s text:c="10"/></text:span></text:p>
        </text:list-item>
        <text:list-item>
          <text:p text:style-name="P6"><text:s/><text:span text:style-name="T1">tBodyAcc.std...Y <text:s text:c="11"/></text:span></text:p>
        </text:list-item>
        <text:list-item>
          <text:p text:style-name="P6"><text:span text:style-name="T1"><text:s/>tBodyAcc.std...Z <text:s text:c="10"/></text:span></text:p>
        </text:list-item>
        <text:list-item>
          <text:p text:style-name="P6"><text:span text:style-name="T1">tGravityAcc.mean...X <text:s text:c="7"/></text:span></text:p>
        </text:list-item>
        <text:list-item>
          <text:p text:style-name="P6"><text:span text:style-name="T1"><text:s/>tGravityAcc.mean...Y <text:s text:c="6"/></text:span></text:p>
        </text:list-item>
        <text:list-item>
          <text:p text:style-name="P4"><text:s/>tGravityAcc.mean...Z <text:s text:c="7"/></text:p>
        </text:list-item>
        <text:list-item>
          <text:p text:style-name="P4"><text:s/>tGravityAcc.std...X <text:s text:c="7"/></text:p>
        </text:list-item>
        <text:list-item>
          <text:p text:style-name="P4"><text:s/>tGravityAcc.std...Y <text:s text:c="8"/></text:p>
        </text:list-item>
        <text:list-item>
          <text:p text:style-name="P4"><text:s/>tGravityAcc.std...Z <text:s text:c="7"/></text:p>
        </text:list-item>
        <text:list-item>
          <text:p text:style-name="P4"><text:s/>tBodyAccJerk.mean...X <text:s text:c="6"/></text:p>
        </text:list-item>
        <text:list-item>
          <text:p text:style-name="P4"><text:s/>tBodyAccJerk.mean...Y <text:s text:c="5"/></text:p>
        </text:list-item>
        <text:list-item>
          <text:p text:style-name="P4"><text:s/>tBodyAccJerk.mean...Z <text:s text:c="6"/></text:p>
        </text:list-item>
        <text:list-item>
          <text:p text:style-name="P4"><text:s/>tBodyAccJerk.std...X <text:s text:c="6"/></text:p>
        </text:list-item>
        <text:list-item>
          <text:p text:style-name="P4"><text:s/>tBodyAccJerk.std...Y <text:s text:c="7"/></text:p>
        </text:list-item>
        <text:list-item>
          <text:p text:style-name="P4"><text:s/>tBodyAccJerk.std...Z <text:s text:c="6"/></text:p>
        </text:list-item>
        <text:list-item>
          <text:p text:style-name="P4"><text:s/>tBodyGyro.mean...X <text:s text:c="9"/></text:p>
        </text:list-item>
        <text:list-item>
          <text:p text:style-name="P4"><text:s/>tBodyGyro.mean...Y <text:s text:c="8"/></text:p>
        </text:list-item>
        <text:list-item>
          <text:p text:style-name="P4"><text:s/>tBodyGyro.mean...Z <text:s text:c="9"/></text:p>
        </text:list-item>
        <text:list-item>
          <text:p text:style-name="P4"><text:s/>tBodyGyro.std...X <text:s text:c="9"/></text:p>
        </text:list-item>
        <text:list-item>
          <text:p text:style-name="P4"><text:s/>tBodyGyro.std...Y <text:s text:c="10"/></text:p>
        </text:list-item>
        <text:list-item>
          <text:p text:style-name="P4"><text:s/>tBodyGyro.std...Z <text:s text:c="9"/></text:p>
        </text:list-item>
        <text:list-item>
          <text:p text:style-name="P4"><text:s/>tBodyGyroJerk.mean...X <text:s text:c="5"/></text:p>
        </text:list-item>
        <text:list-item>
          <text:p text:style-name="P4"><text:s/>tBodyGyroJerk.mean...Y <text:s text:c="4"/></text:p>
        </text:list-item>
        <text:list-item>
          <text:p text:style-name="P4"><text:s/>tBodyGyroJerk.mean...Z <text:s text:c="5"/></text:p>
        </text:list-item>
        <text:list-item>
          <text:p text:style-name="P4"><text:s/>tBodyGyroJerk.std...X <text:s text:c="5"/></text:p>
        </text:list-item>
        <text:list-item>
          <text:p text:style-name="P4"><text:s/>tBodyGyroJerk.std...Y <text:s text:c="6"/></text:p>
        </text:list-item>
        <text:list-item>
          <text:p text:style-name="P4"><text:s/>tBodyGyroJerk.std...Z <text:s text:c="5"/></text:p>
        </text:list-item>
        <text:list-item>
          <text:p text:style-name="P4"><text:s/>tBodyAccMag.mean.. <text:s text:c="9"/></text:p>
        </text:list-item>
        <text:list-item>
          <text:p text:style-name="P4"><text:s/>tBodyAccMag.std.. <text:s text:c="9"/></text:p>
        </text:list-item>
        <text:list-item>
          <text:p text:style-name="P4"><text:s/>tGravityAccMag.mean.. <text:s text:c="6"/></text:p>
        </text:list-item>
        <text:list-item>
          <text:p text:style-name="P4"><text:s/>tGravityAccMag.std.. <text:s text:c="6"/></text:p>
        </text:list-item>
        <text:list-item>
          <text:p text:style-name="P4"><text:s/>tBodyAccJerkMag.mean.. <text:s text:c="5"/></text:p>
        </text:list-item>
        <text:list-item>
          <text:p text:style-name="P4"><text:s/>tBodyAccJerkMag.std.. <text:s text:c="5"/></text:p>
        </text:list-item>
        <text:list-item>
          <text:p text:style-name="P4"><text:s/>tBodyGyroMag.mean.. <text:s text:c="8"/></text:p>
        </text:list-item>
        <text:list-item>
          <text:p text:style-name="P4"><text:s/>tBodyGyroMag.std.. <text:s text:c="8"/></text:p>
        </text:list-item>
        <text:list-item>
          <text:p text:style-name="P4"><text:s/>tBodyGyroJerkMag.mean.. <text:s text:c="4"/></text:p>
        </text:list-item>
        <text:list-item>
          <text:p text:style-name="P4"><text:s/>tBodyGyroJerkMag.std.. <text:s text:c="4"/></text:p>
        </text:list-item>
        <text:list-item>
          <text:p text:style-name="P4"><text:s/>fBodyAcc.mean...X <text:s text:c="10"/></text:p>
        </text:list-item>
        <text:list-item>
          <text:p text:style-name="P4"><text:s/>fBodyAcc.mean...Y <text:s text:c="9"/></text:p>
        </text:list-item>
        <text:list-item>
          <text:p text:style-name="P4"><text:s/>fBodyAcc.mean...Z <text:s text:c="10"/></text:p>
        </text:list-item>
        <text:list-item>
          <text:p text:style-name="P4"><text:s/>fBodyAcc.std...X <text:s text:c="10"/></text:p>
        </text:list-item>
        <text:list-item>
          <text:p text:style-name="P4"><text:s/>fBodyAcc.std...Y <text:s text:c="11"/></text:p>
        </text:list-item>
        <text:list-item>
          <text:p text:style-name="P4"><text:s/>fBodyAcc.std...Z <text:s text:c="10"/></text:p>
        </text:list-item>
        <text:list-item>
          <text:p text:style-name="P4"><text:s/>fBodyAccJerk.mean...X <text:s text:c="6"/></text:p>
        </text:list-item>
        <text:list-item>
          <text:p text:style-name="P4"><text:soft-page-break/><text:s/>fBodyAccJerk.mean...Y <text:s text:c="5"/></text:p>
        </text:list-item>
        <text:list-item>
          <text:p text:style-name="P4"><text:s/>fBodyAccJerk.mean...Z <text:s text:c="6"/></text:p>
        </text:list-item>
        <text:list-item>
          <text:p text:style-name="P4"><text:s/>fBodyAccJerk.std...X <text:s text:c="6"/></text:p>
        </text:list-item>
        <text:list-item>
          <text:p text:style-name="P4"><text:s/>fBodyAccJerk.std...Y <text:s text:c="7"/></text:p>
        </text:list-item>
        <text:list-item>
          <text:p text:style-name="P4"><text:s/>fBodyAccJerk.std...Z <text:s text:c="6"/></text:p>
        </text:list-item>
        <text:list-item>
          <text:p text:style-name="P4"><text:s/>fBodyGyro.mean...X <text:s text:c="9"/></text:p>
        </text:list-item>
        <text:list-item>
          <text:p text:style-name="P4"><text:s/>fBodyGyro.mean...Y <text:s text:c="8"/></text:p>
        </text:list-item>
        <text:list-item>
          <text:p text:style-name="P4"><text:s/>fBodyGyro.mean...Z <text:s text:c="9"/></text:p>
        </text:list-item>
        <text:list-item>
          <text:p text:style-name="P4"><text:s/>fBodyGyro.std...X <text:s text:c="9"/></text:p>
        </text:list-item>
        <text:list-item>
          <text:p text:style-name="P4"><text:s/>fBodyGyro.std...Y <text:s text:c="10"/></text:p>
        </text:list-item>
        <text:list-item>
          <text:p text:style-name="P4"><text:s/>fBodyGyro.std...Z <text:s text:c="9"/></text:p>
        </text:list-item>
        <text:list-item>
          <text:p text:style-name="P4"><text:s/>fBodyAccMag.mean.. <text:s text:c="9"/></text:p>
        </text:list-item>
        <text:list-item>
          <text:p text:style-name="P4"><text:s/>fBodyAccMag.std.. <text:s text:c="9"/></text:p>
        </text:list-item>
        <text:list-item>
          <text:p text:style-name="P4"><text:s/>fBodyBodyAccJerkMag.mean.. <text:s/></text:p>
        </text:list-item>
        <text:list-item>
          <text:p text:style-name="P4"><text:s/>fBodyBodyAccJerkMag.std.. <text:s/></text:p>
        </text:list-item>
        <text:list-item>
          <text:p text:style-name="P4"><text:s/>fBodyBodyGyroMag.mean.. <text:s text:c="4"/></text:p>
        </text:list-item>
        <text:list-item>
          <text:p text:style-name="P4"><text:s/>fBodyBodyGyroMag.std.. <text:s text:c="4"/></text:p>
        </text:list-item>
        <text:list-item>
          <text:p text:style-name="P4"><text:s/>fBodyBodyGyroJerkMag.mean.. </text:p>
        </text:list-item>
        <text:list-item>
          <text:p text:style-name="P4"><text:s/>fBodyBodyGyroJerkMag.std.. </text:p>
          <text:p text:style-name="P4"/>
          <text:p text:style-name="P3"/>
        </text:list-item>
      </text:list>
      <text:p text:style-name="P2">Variables in column 4-69 were obtained by retaining only those variables from the original dataset with measurements on the mean and standard deviation. </text:p>
      <text:p text:style-name="P2">The complete details of the variables in the original data set can be found in the features.info.txt and features.txt files.</text:p>
      <text:p text:style-name="P2">The variable names from the original dataset were modified to comply with R variable naming standards by replacing illegal characters “-”, “(“ and “)” with “.”</text:p>
      <text:p text:style-name="P8"/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s Singh</meta:initial-creator>
    <meta:creation-date>2015-01-25T00:12:46.22</meta:creation-date>
    <dc:date>2015-01-25T11:04:22.83</dc:date>
    <dc:creator>Sans Singh</dc:creator>
    <meta:editing-duration>PT2H3M58S</meta:editing-duration>
    <meta:editing-cycles>21</meta:editing-cycles>
    <meta:generator>OpenOffice/4.0.1$Win32 OpenOffice.org_project/401m5$Build-9714</meta:generator>
    <meta:document-statistic meta:table-count="0" meta:image-count="0" meta:object-count="0" meta:page-count="2" meta:paragraph-count="75" meta:word-count="237" meta:character-count="2982"/>
  </office:meta>
</office:document-meta>
</file>